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0.54cm" svg:x="0.976cm" svg:y="26.76cm">
          <draw:image xlink:href="file:///D:/Transfert/noricp/Plot_plangal/colorbar.png" xlink:type="simple" xlink:show="embed" xlink:actuate="onLoad">
            <text:p/>
          </draw:image>
        </draw:frame>
        <draw:frame draw:style-name="gr1" draw:text-style-name="P1" draw:layer="layout" svg:width="18.999cm" svg:height="4.225cm" svg:x="0.976cm" svg:y="2.575cm">
          <draw:image xlink:href="file:///D:/Transfert/noricp/Plot_plangal/0.0_72.0_2.png" xlink:type="simple" xlink:show="embed" xlink:actuate="onLoad">
            <text:p/>
          </draw:image>
        </draw:frame>
        <draw:frame draw:style-name="gr1" draw:text-style-name="P1" draw:layer="layout" svg:width="18.999cm" svg:height="4.366cm" svg:x="0.976cm" svg:y="16.234cm">
          <draw:image xlink:href="file:///D:/Transfert/noricp/Plot_plangal/216_288_2.png" xlink:type="simple" xlink:show="embed" xlink:actuate="onLoad">
            <text:p/>
          </draw:image>
        </draw:frame>
        <draw:frame draw:style-name="gr1" draw:text-style-name="P1" draw:layer="layout" svg:width="18.999cm" svg:height="4.366cm" svg:x="0.976cm" svg:y="11.634cm">
          <draw:image xlink:href="file:///D:/Transfert/noricp/Plot_plangal/144.0_216.0_2.png" xlink:type="simple" xlink:show="embed" xlink:actuate="onLoad">
            <text:p/>
          </draw:image>
        </draw:frame>
        <draw:frame draw:style-name="gr1" draw:text-style-name="P1" draw:layer="layout" svg:width="18.999cm" svg:height="4.366cm" svg:x="0.976cm" svg:y="7.034cm">
          <draw:image xlink:href="file:///D:/Transfert/noricp/Plot_plangal/72.0_144.0_2.png" xlink:type="simple" xlink:show="embed" xlink:actuate="onLoad">
            <text:p/>
          </draw:image>
        </draw:frame>
        <draw:frame draw:style-name="gr2" draw:layer="layout" svg:width="6.391cm" svg:height="0.963cm" svg:x="7.28cm" svg:y="25.6cm">
          <draw:text-box>
            <text:p>Galactic longitude (°)</text:p>
          </draw:text-box>
        </draw:frame>
        <draw:frame draw:style-name="gr2" draw:layer="layout" svg:width="5.866cm" svg:height="0.963cm" draw:transform="rotate (1.5707963267946) translate (0cm 16.1cm)">
          <draw:text-box>
            <text:p>Galactic latitude (°)</text:p>
          </draw:text-box>
        </draw:frame>
        <draw:frame draw:style-name="gr1" draw:text-style-name="P1" draw:layer="layout" svg:width="18.999cm" svg:height="4.366cm" svg:x="0.976cm" svg:y="20.734cm">
          <draw:image xlink:href="file:///D:/Transfert/noricp/Plot_plangal/288_300_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7-16T16:00:58.37</meta:creation-date>
    <dc:date>2012-07-16T16:09:52.31</dc:date>
    <meta:editing-duration>PT00H08M56S</meta:editing-duration>
    <meta:editing-cycles>1</meta:editing-cycles>
    <meta:document-statistic meta:object-count="8"/>
    <meta:generator>OpenOffice.org/3.2$Win32 OpenOffice.org_project/320m18$Build-9502</meta:generator>
  </office:meta>
</office:document-meta>
</file>